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 table:formula="of:=IF([.W14]&lt;&gt;&quot;&quot;;[.W14];IF([.AB19]=&quot;&quot;;&quot;&quot;;[.AB19]))">
            <text:p/>
          </table:table-cell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4]=&quot;&quot;;&quot;&quot;;[.AB24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Number of X-ray Tubes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formula="of:=IF([.S19]&lt;&gt;&quot;&quot;;[.S19];IF([.AB23]=&quot;&quot;;&quot;&quot;;[.AB23]))">
            <text:p/>
          </table:table-cell>
          <table:table-cell table:style-name="ce195"/>
          <table:table-cell table:style-name="ce225"/>
          <table:table-cell table:style-name="ce235"/>
          <table:table-cell table:style-name="ce243" table:formula="of:=IF([.W19]&lt;&gt;&quot;&quot;;[.W19];IF([.AB26]=&quot;&quot;;&quot;&quot;;[.AB26]))">
            <text:p/>
          </table:table-cell>
          <table:table-cell table:style-name="ce195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9]&lt;&gt;[.AD19];&quot;Change&quot;;&quot;&quot;)">
            <text:p/>
          </table:table-cell>
          <table:table-cell table:style-name="ce270" table:formula="of:=IF([.V14]=&quot;&quot;;&quot;&quot;;[.V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8]=&quot;&quot;;&quot;&quot;;[.AB28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9]=&quot;&quot;;&quot;&quot;;[.AB29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kVp:</text:p>
          </table:table-cell>
          <table:table-cell table:style-name="ce263"/>
          <table:table-cell table:style-name="ce266" table:formula="of:=IF([.AB23]&lt;&gt;[.AD23];&quot;Change&quot;;&quot;&quot;)">
            <text:p/>
          </table:table-cell>
          <table:table-cell table:style-name="ce270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30]=&quot;&quot;;&quot;&quot;;[.AB30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4]&lt;&gt;[.AD24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1]=&quot;&quot;;&quot;&quot;;[.AB31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5]&lt;&gt;[.AD25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2]=&quot;&quot;;&quot;&quot;;[.AB3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mA:</text:p>
          </table:table-cell>
          <table:table-cell table:style-name="ce263"/>
          <table:table-cell table:style-name="ce266" table:formula="of:=IF([.AB26]&lt;&gt;[.AD26];&quot;Change&quot;;&quot;&quot;)">
            <text:p/>
          </table:table-cell>
          <table:table-cell table:style-name="ce270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40]=&quot;&quot;;&quot;&quot;;[.AB40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9]&lt;&gt;[.AD29];&quot;Change&quot;;&quot;&quot;)">
            <text:p/>
          </table:table-cell>
          <table:table-cell table:style-name="ce271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5]=&quot;&quot;;&quot;&quot;;[.AB35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40]&lt;&gt;[.AD40];&quot;Change&quot;;&quot;&quot;)">
            <text:p/>
          </table:table-cell>
          <table:table-cell table:style-name="ce270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9]&lt;&gt;[.AD59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3]=&quot;&quot;;&quot;&quot;;[.AB43]))">
            <text:p/>
          </table:table-cell>
          <table:table-cell table:style-name="ce172" table:formula="of:=IF([.R91]&lt;&gt;&quot;&quot;;[.R91];IF([.AB61]=&quot;&quot;;&quot;&quot;;[.AB61]))">
            <text:p/>
          </table:table-cell>
          <table:table-cell table:style-name="ce172" table:formula="of:=IF([.S91]&lt;&gt;&quot;&quot;;[.S91];IF([.AB79]=&quot;&quot;;&quot;&quot;;[.AB79]))">
            <text:p/>
          </table:table-cell>
          <table:table-cell table:style-name="ce172" table:formula="of:=IF([.T91]&lt;&gt;&quot;&quot;;[.T91];IF([.AB97]=&quot;&quot;;&quot;&quot;;[.AB97]))">
            <text:p/>
          </table:table-cell>
          <table:table-cell table:style-name="ce172" table:formula="of:=IF([.U91]&lt;&gt;&quot;&quot;;[.U91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5]=&quot;&quot;;&quot;&quot;;[.AB45]))">
            <text:p/>
          </table:table-cell>
          <table:table-cell table:style-name="ce172" table:formula="of:=IF([.R93]&lt;&gt;&quot;&quot;;[.R93];IF([.AB63]=&quot;&quot;;&quot;&quot;;[.AB63]))">
            <text:p/>
          </table:table-cell>
          <table:table-cell table:style-name="ce172" table:formula="of:=IF([.S93]&lt;&gt;&quot;&quot;;[.S93];IF([.AB81]=&quot;&quot;;&quot;&quot;;[.AB81]))">
            <text:p/>
          </table:table-cell>
          <table:table-cell table:style-name="ce172" table:formula="of:=IF([.T93]&lt;&gt;&quot;&quot;;[.T93];IF([.AB99]=&quot;&quot;;&quot;&quot;;[.AB99]))">
            <text:p/>
          </table:table-cell>
          <table:table-cell table:style-name="ce172" table:formula="of:=IF([.U93]&lt;&gt;&quot;&quot;;[.U93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6]=&quot;&quot;;&quot;&quot;;[.AB46]))">
            <text:p/>
          </table:table-cell>
          <table:table-cell table:style-name="ce172" table:formula="of:=IF([.R94]&lt;&gt;&quot;&quot;;[.R94];IF([.AB64]=&quot;&quot;;&quot;&quot;;[.AB64]))">
            <text:p/>
          </table:table-cell>
          <table:table-cell table:style-name="ce172" table:formula="of:=IF([.S94]&lt;&gt;&quot;&quot;;[.S94];IF([.AB82]=&quot;&quot;;&quot;&quot;;[.AB82]))">
            <text:p/>
          </table:table-cell>
          <table:table-cell table:style-name="ce172" table:formula="of:=IF([.T94]&lt;&gt;&quot;&quot;;[.T94];IF([.AB100]=&quot;&quot;;&quot;&quot;;[.AB100]))">
            <text:p/>
          </table:table-cell>
          <table:table-cell table:style-name="ce172" table:formula="of:=IF([.U94]&lt;&gt;&quot;&quot;;[.U94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7]=&quot;&quot;;&quot;&quot;;[.AB47]))">
            <text:p/>
          </table:table-cell>
          <table:table-cell table:style-name="ce172" table:formula="of:=IF([.R95]&lt;&gt;&quot;&quot;;[.R95];IF([.AB65]=&quot;&quot;;&quot;&quot;;[.AB65]))">
            <text:p/>
          </table:table-cell>
          <table:table-cell table:style-name="ce172" table:formula="of:=IF([.S95]&lt;&gt;&quot;&quot;;[.S95];IF([.AB83]=&quot;&quot;;&quot;&quot;;[.AB83]))">
            <text:p/>
          </table:table-cell>
          <table:table-cell table:style-name="ce172" table:formula="of:=IF([.T95]&lt;&gt;&quot;&quot;;[.T95];IF([.AB101]=&quot;&quot;;&quot;&quot;;[.AB101]))">
            <text:p/>
          </table:table-cell>
          <table:table-cell table:style-name="ce172" table:formula="of:=IF([.U95]&lt;&gt;&quot;&quot;;[.U95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8]=&quot;&quot;;&quot;&quot;;[.AB48]))">
            <text:p/>
          </table:table-cell>
          <table:table-cell table:style-name="ce172" table:formula="of:=IF([.R96]&lt;&gt;&quot;&quot;;[.R96];IF([.AB66]=&quot;&quot;;&quot;&quot;;[.AB66]))">
            <text:p/>
          </table:table-cell>
          <table:table-cell table:style-name="ce172" table:formula="of:=IF([.S96]&lt;&gt;&quot;&quot;;[.S96];IF([.AB84]=&quot;&quot;;&quot;&quot;;[.AB84]))">
            <text:p/>
          </table:table-cell>
          <table:table-cell table:style-name="ce172" table:formula="of:=IF([.T96]&lt;&gt;&quot;&quot;;[.T96];IF([.AB102]=&quot;&quot;;&quot;&quot;;[.AB102]))">
            <text:p/>
          </table:table-cell>
          <table:table-cell table:style-name="ce172" table:formula="of:=IF([.U96]&lt;&gt;&quot;&quot;;[.U96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7]&lt;&gt;[.AD77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9]=&quot;&quot;;&quot;&quot;;[.AB49]))">
            <text:p/>
          </table:table-cell>
          <table:table-cell table:style-name="ce172" table:formula="of:=IF([.R97]&lt;&gt;&quot;&quot;;[.R97];IF([.AB67]=&quot;&quot;;&quot;&quot;;[.AB67]))">
            <text:p/>
          </table:table-cell>
          <table:table-cell table:style-name="ce172" table:formula="of:=IF([.S97]&lt;&gt;&quot;&quot;;[.S97];IF([.AB85]=&quot;&quot;;&quot;&quot;;[.AB85]))">
            <text:p/>
          </table:table-cell>
          <table:table-cell table:style-name="ce172" table:formula="of:=IF([.T97]&lt;&gt;&quot;&quot;;[.T97];IF([.AB103]=&quot;&quot;;&quot;&quot;;[.AB103]))">
            <text:p/>
          </table:table-cell>
          <table:table-cell table:style-name="ce172" table:formula="of:=IF([.U97]&lt;&gt;&quot;&quot;;[.U97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50]=&quot;&quot;;&quot;&quot;;[.AB50]))">
            <text:p/>
          </table:table-cell>
          <table:table-cell table:style-name="ce172" table:formula="of:=IF([.R98]&lt;&gt;&quot;&quot;;[.R98];IF([.AB68]=&quot;&quot;;&quot;&quot;;[.AB68]))">
            <text:p/>
          </table:table-cell>
          <table:table-cell table:style-name="ce172" table:formula="of:=IF([.S98]&lt;&gt;&quot;&quot;;[.S98];IF([.AB86]=&quot;&quot;;&quot;&quot;;[.AB86]))">
            <text:p/>
          </table:table-cell>
          <table:table-cell table:style-name="ce172" table:formula="of:=IF([.T98]&lt;&gt;&quot;&quot;;[.T98];IF([.AB104]=&quot;&quot;;&quot;&quot;;[.AB104]))">
            <text:p/>
          </table:table-cell>
          <table:table-cell table:style-name="ce172" table:formula="of:=IF([.U98]&lt;&gt;&quot;&quot;;[.U98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1]=&quot;&quot;;&quot;&quot;;[.AB51]))">
            <text:p/>
          </table:table-cell>
          <table:table-cell table:style-name="ce172" table:formula="of:=IF([.R99]&lt;&gt;&quot;&quot;;[.R99];IF([.AB69]=&quot;&quot;;&quot;&quot;;[.AB69]))">
            <text:p/>
          </table:table-cell>
          <table:table-cell table:style-name="ce172" table:formula="of:=IF([.S99]&lt;&gt;&quot;&quot;;[.S99];IF([.AB87]=&quot;&quot;;&quot;&quot;;[.AB87]))">
            <text:p/>
          </table:table-cell>
          <table:table-cell table:style-name="ce172" table:formula="of:=IF([.T99]&lt;&gt;&quot;&quot;;[.T99];IF([.AB105]=&quot;&quot;;&quot;&quot;;[.AB105]))">
            <text:p/>
          </table:table-cell>
          <table:table-cell table:style-name="ce172" table:formula="of:=IF([.U99]&lt;&gt;&quot;&quot;;[.U99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2]=&quot;&quot;;&quot;&quot;;[.AB52]))">
            <text:p/>
          </table:table-cell>
          <table:table-cell table:style-name="ce172" table:formula="of:=IF([.R100]&lt;&gt;&quot;&quot;;[.R100];IF([.AB70]=&quot;&quot;;&quot;&quot;;[.AB70]))">
            <text:p/>
          </table:table-cell>
          <table:table-cell table:style-name="ce172" table:formula="of:=IF([.S100]&lt;&gt;&quot;&quot;;[.S100];IF([.AB88]=&quot;&quot;;&quot;&quot;;[.AB88]))">
            <text:p/>
          </table:table-cell>
          <table:table-cell table:style-name="ce172" table:formula="of:=IF([.T100]&lt;&gt;&quot;&quot;;[.T100];IF([.AB106]=&quot;&quot;;&quot;&quot;;[.AB106]))">
            <text:p/>
          </table:table-cell>
          <table:table-cell table:style-name="ce172" table:formula="of:=IF([.U100]&lt;&gt;&quot;&quot;;[.U100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3]=&quot;&quot;;&quot;&quot;;[.AB53]))">
            <text:p/>
          </table:table-cell>
          <table:table-cell table:style-name="ce172" table:formula="of:=IF([.R101]&lt;&gt;&quot;&quot;;[.R101];IF([.AB71]=&quot;&quot;;&quot;&quot;;[.AB71]))">
            <text:p/>
          </table:table-cell>
          <table:table-cell table:style-name="ce172" table:formula="of:=IF([.S101]&lt;&gt;&quot;&quot;;[.S101];IF([.AB89]=&quot;&quot;;&quot;&quot;;[.AB89]))">
            <text:p/>
          </table:table-cell>
          <table:table-cell table:style-name="ce172" table:formula="of:=IF([.T101]&lt;&gt;&quot;&quot;;[.T101];IF([.AB107]=&quot;&quot;;&quot;&quot;;[.AB107]))">
            <text:p/>
          </table:table-cell>
          <table:table-cell table:style-name="ce172" table:formula="of:=IF([.U101]&lt;&gt;&quot;&quot;;[.U101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4]=&quot;&quot;;&quot;&quot;;[.AB54]))">
            <text:p/>
          </table:table-cell>
          <table:table-cell table:style-name="ce172" table:formula="of:=IF([.R102]&lt;&gt;&quot;&quot;;[.R102];IF([.AB72]=&quot;&quot;;&quot;&quot;;[.AB72]))">
            <text:p/>
          </table:table-cell>
          <table:table-cell table:style-name="ce172" table:formula="of:=IF([.S102]&lt;&gt;&quot;&quot;;[.S102];IF([.AB90]=&quot;&quot;;&quot;&quot;;[.AB90]))">
            <text:p/>
          </table:table-cell>
          <table:table-cell table:style-name="ce172" table:formula="of:=IF([.T102]&lt;&gt;&quot;&quot;;[.T102];IF([.AB108]=&quot;&quot;;&quot;&quot;;[.AB108]))">
            <text:p/>
          </table:table-cell>
          <table:table-cell table:style-name="ce172" table:formula="of:=IF([.U102]&lt;&gt;&quot;&quot;;[.U102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5]=&quot;&quot;;&quot;&quot;;[.AB55]))">
            <text:p/>
          </table:table-cell>
          <table:table-cell table:style-name="ce172" table:formula="of:=IF([.R103]&lt;&gt;&quot;&quot;;[.R103];IF([.AB73]=&quot;&quot;;&quot;&quot;;[.AB73]))">
            <text:p/>
          </table:table-cell>
          <table:table-cell table:style-name="ce172" table:formula="of:=IF([.S103]&lt;&gt;&quot;&quot;;[.S103];IF([.AB91]=&quot;&quot;;&quot;&quot;;[.AB91]))">
            <text:p/>
          </table:table-cell>
          <table:table-cell table:style-name="ce172" table:formula="of:=IF([.T103]&lt;&gt;&quot;&quot;;[.T103];IF([.AB109]=&quot;&quot;;&quot;&quot;;[.AB109]))">
            <text:p/>
          </table:table-cell>
          <table:table-cell table:style-name="ce172" table:formula="of:=IF([.U103]&lt;&gt;&quot;&quot;;[.U103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6]=&quot;&quot;;&quot;&quot;;[.AB56]))">
            <text:p/>
          </table:table-cell>
          <table:table-cell table:style-name="ce172" table:formula="of:=IF([.R104]&lt;&gt;&quot;&quot;;[.R104];IF([.AB74]=&quot;&quot;;&quot;&quot;;[.AB74]))">
            <text:p/>
          </table:table-cell>
          <table:table-cell table:style-name="ce172" table:formula="of:=IF([.S104]&lt;&gt;&quot;&quot;;[.S104];IF([.AB92]=&quot;&quot;;&quot;&quot;;[.AB92]))">
            <text:p/>
          </table:table-cell>
          <table:table-cell table:style-name="ce172" table:formula="of:=IF([.T104]&lt;&gt;&quot;&quot;;[.T104];IF([.AB110]=&quot;&quot;;&quot;&quot;;[.AB110]))">
            <text:p/>
          </table:table-cell>
          <table:table-cell table:style-name="ce172" table:formula="of:=IF([.U104]&lt;&gt;&quot;&quot;;[.U104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7]=&quot;&quot;;&quot;&quot;;[.AB57]))">
            <text:p/>
          </table:table-cell>
          <table:table-cell table:style-name="ce172" table:formula="of:=IF([.R105]&lt;&gt;&quot;&quot;;[.R105];IF([.AB75]=&quot;&quot;;&quot;&quot;;[.AB75]))">
            <text:p/>
          </table:table-cell>
          <table:table-cell table:style-name="ce172" table:formula="of:=IF([.S105]&lt;&gt;&quot;&quot;;[.S105];IF([.AB93]=&quot;&quot;;&quot;&quot;;[.AB93]))">
            <text:p/>
          </table:table-cell>
          <table:table-cell table:style-name="ce172" table:formula="of:=IF([.T105]&lt;&gt;&quot;&quot;;[.T105];IF([.AB111]=&quot;&quot;;&quot;&quot;;[.AB111]))">
            <text:p/>
          </table:table-cell>
          <table:table-cell table:style-name="ce172" table:formula="of:=IF([.U105]&lt;&gt;&quot;&quot;;[.U105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8]=&quot;&quot;;&quot;&quot;;[.AB58]))">
            <text:p/>
          </table:table-cell>
          <table:table-cell table:style-name="ce172" table:formula="of:=IF([.R106]&lt;&gt;&quot;&quot;;[.R106];IF([.AB76]=&quot;&quot;;&quot;&quot;;[.AB76]))">
            <text:p/>
          </table:table-cell>
          <table:table-cell table:style-name="ce172" table:formula="of:=IF([.S106]&lt;&gt;&quot;&quot;;[.S106];IF([.AB94]=&quot;&quot;;&quot;&quot;;[.AB94]))">
            <text:p/>
          </table:table-cell>
          <table:table-cell table:style-name="ce172" table:formula="of:=IF([.T106]&lt;&gt;&quot;&quot;;[.T106];IF([.AB112]=&quot;&quot;;&quot;&quot;;[.AB112]))">
            <text:p/>
          </table:table-cell>
          <table:table-cell table:style-name="ce172" table:formula="of:=IF([.U106]&lt;&gt;&quot;&quot;;[.U106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9]=&quot;&quot;;&quot;&quot;;[.AB59]))">
            <text:p/>
          </table:table-cell>
          <table:table-cell table:style-name="ce172" table:formula="of:=IF([.R107]&lt;&gt;&quot;&quot;;[.R107];IF([.AB77]=&quot;&quot;;&quot;&quot;;[.AB77]))">
            <text:p/>
          </table:table-cell>
          <table:table-cell table:style-name="ce172" table:formula="of:=IF([.S107]&lt;&gt;&quot;&quot;;[.S107];IF([.AB95]=&quot;&quot;;&quot;&quot;;[.AB95]))">
            <text:p/>
          </table:table-cell>
          <table:table-cell table:style-name="ce172" table:formula="of:=IF([.T107]&lt;&gt;&quot;&quot;;[.T107];IF([.AB113]=&quot;&quot;;&quot;&quot;;[.AB113]))">
            <text:p/>
          </table:table-cell>
          <table:table-cell table:style-name="ce172" table:formula="of:=IF([.U107]&lt;&gt;&quot;&quot;;[.U107];IF([.AB131]=&quot;&quot;;&quot;&quot;;[.AB13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5]&lt;&gt;[.AD95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3]&lt;&gt;[.AD113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3]=&quot;&quot;;&quot;&quot;;[.AB133])">
            <text:p/>
          </table:table-cell>
          <table:table-cell table:style-name="ce203" table:formula="of:=IF([.AB134]=&quot;&quot;;&quot;&quot;;[.AB134])">
            <text:p/>
          </table:table-cell>
          <table:table-cell table:style-name="ce222" table:formula="of:=IF([.AB135]=&quot;&quot;;&quot;&quot;;[.AB135])">
            <text:p/>
          </table:table-cell>
          <table:table-cell table:style-name="ce203" table:formula="of:=IF([.AB136]=&quot;&quot;;&quot;&quot;;[.AB136])">
            <text:p/>
          </table:table-cell>
          <table:table-cell table:style-name="ce222" table:formula="of:=IF([.AB137]=&quot;&quot;;&quot;&quot;;[.AB137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1]&lt;&gt;[.AD131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7]&lt;&gt;[.AD137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OR([.P176]=&quot;&quot;;[.Q176]=&quot;&quot;);&quot;&quot;;IF(AND([.P176]&gt;=1;[.Q176]&gt;=1);&quot;YES&quot;;&quot;NO&quot;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3:01:17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4-30T13:07:00.498000000</dc:date>
    <dc:creator>Eugene Mah</dc:creator>
    <meta:editing-duration>PT20H43M30S</meta:editing-duration>
    <meta:editing-cycles>113</meta:editing-cycles>
    <meta:generator>LibreOffice/4.4.2.2$Windows_x86 LibreOffice_project/c4c7d32d0d49397cad38d62472b0bc8acff48dd6</meta:generator>
    <meta:document-statistic meta:table-count="1" meta:cell-count="1884" meta:object-count="0"/>
  </office:meta>
</office:document-meta>
</file>